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0d60b" officeooo:paragraph-rsid="0000d60b"/>
    </style:style>
    <style:style style:name="P2" style:family="paragraph" style:parent-style-name="Standard">
      <style:text-properties officeooo:paragraph-rsid="0000d60b"/>
    </style:style>
    <style:style style:name="P3" style:family="paragraph" style:parent-style-name="Standard">
      <style:text-properties fo:font-variant="normal" fo:text-transform="none" fo:color="#24292e" style:font-name="Times New Roman" fo:font-size="12pt" fo:letter-spacing="normal" fo:font-style="normal" fo:font-weight="normal" officeooo:rsid="0000d60b" officeooo:paragraph-rsid="0000d60b" style:font-size-asian="10.5pt" style:font-size-complex="12pt"/>
    </style:style>
    <style:style style:name="T1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pt" fo:letter-spacing="normal" fo:font-style="normal" fo:font-weight="normal" officeooo:rsid="0000d60b" style:font-size-asian="10.5pt" style:font-size-complex="12pt"/>
    </style:style>
    <style:style style:name="T3" style:family="text">
      <style:text-properties fo:font-variant="normal" fo:text-transform="none" fo:color="#24292e" fo:letter-spacing="normal"/>
    </style:style>
    <style:style style:name="T4" style:family="text">
      <style:text-properties fo:font-variant="normal" fo:text-transform="none" fo:color="#24292e" fo:letter-spacing="normal" fo:font-style="normal" fo:font-weight="normal"/>
    </style:style>
    <style:style style:name="T5" style:family="text">
      <style:text-properties fo:font-variant="normal" fo:text-transform="none" fo:color="#24292e" style:font-name="Times New Roman" fo:font-size="12pt" fo:letter-spacing="normal" fo:font-style="normal" fo:font-weight="normal" officeooo:rsid="0000d60b" style:font-size-asian="10.5pt" style:font-size-complex="12pt"/>
    </style:style>
    <style:style style:name="T6" style:family="text">
      <style:text-properties fo:font-variant="normal" fo:text-transform="none" fo:color="#005cc5" style:font-name="SFMono-Regular" fo:font-size="9pt" fo:letter-spacing="normal" fo:font-style="normal" fo:font-weight="normal"/>
    </style:style>
    <style:style style:name="T7" style:family="text">
      <style:text-properties fo:font-variant="normal" fo:text-transform="none" fo:color="#005cc5" style:font-name="SFMono-Regular" fo:font-size="9pt" fo:letter-spacing="normal" fo:font-style="normal" fo:font-weight="normal" officeooo:rsid="0000d60b" style:font-size-asian="10.5pt" style:font-size-complex="12pt"/>
    </style:style>
    <style:style style:name="T8" style:family="text">
      <style:text-properties fo:font-variant="normal" fo:text-transform="none" fo:color="#6f42c1" style:font-name="SFMono-Regular" fo:font-size="9pt" fo:letter-spacing="normal" fo:font-style="normal" fo:font-weight="normal"/>
    </style:style>
    <style:style style:name="T9" style:family="text">
      <style:text-properties fo:font-variant="normal" fo:text-transform="none" fo:color="#22863a" style:font-name="SFMono-Regular" fo:font-size="9pt" fo:letter-spacing="normal" fo:font-style="normal" fo:font-weight="normal"/>
    </style:style>
    <style:style style:name="T10" style:family="text">
      <style:text-properties fo:font-variant="normal" fo:text-transform="none" fo:color="#22863a" style:font-name="SFMono-Regular" fo:font-size="9pt" fo:letter-spacing="normal" fo:font-style="normal" fo:font-weight="normal" officeooo:rsid="0000d60b" style:font-size-asian="10.5pt" style:font-size-complex="12pt"/>
    </style:style>
    <style:style style:name="T11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12" style:family="text">
      <style:text-properties fo:font-variant="normal" fo:text-transform="none" fo:color="#032f62" style:font-name="SFMono-Regular" fo:font-size="9pt" fo:letter-spacing="normal" fo:font-style="normal" fo:font-weight="normal" officeooo:rsid="0000d60b" style:font-size-asian="10.5pt" style:font-size-complex="12pt"/>
    </style:style>
    <style:style style:name="T13" style:family="text">
      <style:text-properties style:font-name="Times New Roman" officeooo:rsid="0000d60b"/>
    </style:style>
    <style:style style:name="T14" style:family="text">
      <style:text-properties officeooo:rsid="000396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lius Visokinskas <text:span text:style-name="T14">tikrinsiu</text:span> Viliaus Grimalausko kodo indelį</text:p>
      <text:p text:style-name="P1"/>
      <text:p text:style-name="P1">login.php:</text:p>
      <text:p text:style-name="P2"><text:span text:style-name="T13">line: 23 code: </text:span><text:span text:style-name="T6">$</text:span><text:span text:style-name="T1">password_hash</text:span><text:span text:style-name="T3"> </text:span><text:span text:style-name="T1">= </text:span><text:span text:style-name="T8">password_hash</text:span><text:span text:style-name="T1">(</text:span><text:span text:style-name="T6">$</text:span><text:span text:style-name="T1">password, </text:span><text:span text:style-name="T6">PASSWORD_DEFAULT</text:span><text:span text:style-name="T1">);</text:span></text:p>
      <text:p text:style-name="P3">Vietoj PASSWORD_FEFAULT būtų geriau naudoti AES standartą.</text:p>
      <text:p text:style-name="P2"><text:span text:style-name="T5">Line: 73 ir 76 code: </text:span><text:span text:style-name="T1">&lt;</text:span><text:span text:style-name="T9">input</text:span><text:span text:style-name="T4"> </text:span><text:span text:style-name="T6">type</text:span><text:span text:style-name="T1">="</text:span><text:span text:style-name="T11">text</text:span><text:span text:style-name="T1">" </text:span><text:span text:style-name="T6">name</text:span><text:span text:style-name="T1">="</text:span><text:span text:style-name="T11">username</text:span><text:span text:style-name="T1">"&gt;</text:span><text:span text:style-name="T5"> ir </text:span><text:span text:style-name="T2">&lt;</text:span><text:span text:style-name="T10">input</text:span><text:span text:style-name="T5"> </text:span><text:span text:style-name="T7">type</text:span><text:span text:style-name="T2">="</text:span><text:span text:style-name="T12">password</text:span><text:span text:style-name="T2">" </text:span><text:span text:style-name="T7">name</text:span><text:span text:style-name="T2">="</text:span><text:span text:style-name="T12">password</text:span><text:span text:style-name="T2">"&gt;</text:span><text:span text:style-name="T5"> <text:s/><text:line-break/>Kiek esu matęs kitose web portaluose <text:s/>tai dar yra id dalys, bet čia mažą skirtumą daro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6:25:42.451859196</meta:creation-date>
    <meta:editing-duration>PT1H41M17S</meta:editing-duration>
    <meta:editing-cycles>2</meta:editing-cycles>
    <meta:generator>LibreOffice/6.0.7.3$Linux_X86_64 LibreOffice_project/00m0$Build-3</meta:generator>
    <dc:date>2020-04-30T18:17:09.953891649</dc:date>
    <meta:document-statistic meta:table-count="0" meta:image-count="0" meta:object-count="0" meta:page-count="1" meta:paragraph-count="5" meta:word-count="50" meta:character-count="391" meta:non-whitespace-character-count="343"/>
  </office:meta>
</office:document-meta>
</file>